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0.00pt" fo:text-indent="35.45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0.00pt" fo:text-indent="35.45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</office:automatic-styles>
  <office:body>
    <office:text>
      <text:p text:style-name="P1"><text:span text:style-name="T1">CAROLINNE DE M. G. SANTOS</text:span></text:p>
      <text:p text:style-name="P1"><text:span text:style-name="T2"/></text:p>
      <text:p text:style-name="P1"><text:span text:style-name="T2"/></text:p>
      <text:p text:style-name="P1"><text:span text:style-name="T3">2)</text:span></text:p>
      <text:p text:style-name="P1"><text:span text:style-name="T4"/></text:p>
      <text:list text:style-name="L2">
        <text:list-item>
          <text:p text:style-name="P2"><text:span text:style-name="T5">Endereço eletrônico das teses e dissertações de Mestrado em Ciência da Computação da Universidade Federal do Espírito Santo - UFES:</text:span></text:p>
        </text:list-item>
      </text:list>
      <text:p text:style-name="P3"><text:span text:style-name="T6"/></text:p>
      <text:p text:style-name="P3"><text:span text:style-name="T7">&lt;</text:span><text:a xlink:href="https://informatica.ufes.br/pt-br/pos-graduacao/PPGI/disserta%C3%A7%C3%B5es-defendidas"><text:span text:style-name="T8">https://informatica.ufes.br/pt-br/pos-graduacao/PPGI/disserta%C3%A7%C3%B5es-defendidas</text:span></text:a><text:span text:style-name="T9">&gt;</text:span></text:p>
      <text:p text:style-name="P3"><text:span text:style-name="T10"/></text:p>
      <text:p text:style-name="P3"><text:span text:style-name="T10"/></text:p>
      <text:list text:style-name="L4">
        <text:list-item>
          <text:p text:style-name="P4"><text:span text:style-name="T11">Endereço eletrônico das dissertações de Mestrado e Doutorado Acadêmicos em Ciência da Computação da Universidade Estadual de Maringá - UEM:</text:span></text:p>
        </text:list-item>
      </text:list>
      <text:p text:style-name="P5"><text:span text:style-name="T12"/></text:p>
      <text:p text:style-name="P5"><text:span text:style-name="T13">&lt;</text:span><text:a xlink:href="http://www.din.uem.br/pos-graduacao/mestrado-em-ciencia-da-computacao/"><text:span text:style-name="T14">http://www.din.uem.br/pos-graduacao/mestrado-em-ciencia-da-computacao/</text:span></text:a><text:span text:style-name="T15">&gt;</text:span></text:p>
      <text:p text:style-name="P5"><text:span text:style-name="T16"/></text:p>
      <text:p text:style-name="P5"><text:span text:style-name="T16"/></text:p>
      <text:list text:style-name="L6">
        <text:list-item>
          <text:p text:style-name="P6"><text:span text:style-name="T17">Endereço eletrônico das dissertações e teses de Mestrado e Doutorado da Universidade de Brasília - UnB:</text:span></text:p>
        </text:list-item>
      </text:list>
      <text:p text:style-name="P7"><text:span text:style-name="T18"/></text:p>
      <text:p text:style-name="P7"><text:span text:style-name="T19">&lt;</text:span><text:a xlink:href="http://ppgi.unb.br/index.php?option=com_content&amp;view=article&amp;id=164&amp;Itemid=625&amp;lang=pt"><text:span text:style-name="T20">http://ppgi.unb.br/index.php?option=com_content&amp;view=article&amp;id=164&amp;Itemid=625&amp;lang=pt</text:span></text:a><text:span text:style-name="T21">&gt;</text:span></text:p>
      <text:p text:style-name="P7"><text:span text:style-name="T22"/></text:p>
      <text:p text:style-name="P7"><text:span text:style-name="T22"/></text:p>
      <text:list text:style-name="L8">
        <text:list-item>
          <text:p text:style-name="P8"><text:span text:style-name="T23">Endereço eletrônico das teses e dissertações de Mestrado e Doutorado na Universidade Estadual do Ceará - UECE:</text:span></text:p>
        </text:list-item>
      </text:list>
      <text:p text:style-name="P9"><text:span text:style-name="T24"/></text:p>
      <text:p text:style-name="P9"><text:span text:style-name="T25">&lt;</text:span><text:a xlink:href="http://www.uece.br/ppgcc/teses-e-dissertacoes/"><text:span text:style-name="T26">http://www.uece.br/ppgcc/teses-e-dissertacoes/</text:span></text:a><text:span text:style-name="T27">&gt;</text:span></text:p>
      <text:p text:style-name="P9"><text:span text:style-name="T28"/></text:p>
      <text:p text:style-name="P9"><text:span text:style-name="T28"/></text:p>
      <text:p text:style-name="P9"><text:span text:style-name="T29">3)</text:span></text:p>
      <text:p text:style-name="P9"><text:span text:style-name="T30"/></text:p>
      <text:p text:style-name="P9"><text:span text:style-name="T31"><text:tab/></text:span><text:a xlink:href="https://unifcv.edu.br/anais-eventos-seminario-empresarial-e-jornada-de-ti/"><text:span text:style-name="T32">https://unifcv.edu.br/anais-eventos-seminario-empresarial-e-jornada-de-ti/</text:span></text:a><text:span text:style-name="T33"/></text:p>
      <text:p text:style-name="P9"><text:span text:style-name="T34"><text:tab/></text:span></text:p>
      <text:p text:style-name="P9"><text:span text:style-name="T34"><text:tab/>Anais do III Seminário Empresarial e Jornada de TI</text:span></text:p>
      <text:p text:style-name="P9"><text:span text:style-name="T34"><text:tab/></text:span></text:p>
      <text:p text:style-name="P10"><text:a xlink:href="https://ime.events/conect/anais"><text:span text:style-name="T35">https://ime.events/conect/anais</text:span></text:a><text:span text:style-name="T36"/></text:p>
      <text:p text:style-name="P10"><text:span text:style-name="T37"/></text:p>
      <text:p text:style-name="P10"><text:span text:style-name="T38">Anais do I Congresso Brasileiro On-Line de Tecnologia e Sistemas de Informação</text:span></text:p>
      <text:p text:style-name="P10"><text:span text:style-name="T39"/></text:p>
      <text:p text:style-name="P10"><text:a xlink:href="https://congressoti.passofundo.ifsul.edu.br/anais"><text:span text:style-name="T40">https://congressoti.passofundo.ifsul.edu.br/anais</text:span></text:a><text:span text:style-name="T41"/></text:p>
      <text:p text:style-name="P11"><text:span text:style-name="T42"/></text:p>
      <text:p text:style-name="P12"><text:span text:style-name="T43">II Congresso de Tecnologia da Informação IFSUL Passo Fundo</text:span></text:p>
      <text:p text:style-name="P12"><text:span text:style-name="T44"/></text:p>
      <text:p text:style-name="P12"><text:a xlink:href="https://congressoti.passofundo.ifsul.edu.br/anais"><text:span text:style-name="T45">https://congressoti.passofundo.ifsul.edu.br/anais</text:span></text:a><text:span text:style-name="T46"/></text:p>
      <text:p text:style-name="P12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8">4)</text:span></text:p>
      <text:p text:style-name="P13"><text:span text:style-name="T49"/></text:p>
      <text:p text:style-name="P13"><text:span text:style-name="T50">Subárea "Data Warehouse (Big Data)" da grande área "Banco de Dados". Ao entrar no Portal Periódico Capes, foi escrito "Big Data". Foram alcançados 557.601 Resultados.</text:span></text:p>
      <text:p text:style-name="P13"><text:span text:style-name="T50">Após filtrar por "Tipo de Recurso: Artigos"; "Big Data"; Idioma: "Português"; Coleção "SciElo Brazil"; data de publicação "2017 a 2021".</text:span></text:p>
      <text:p text:style-name="P13"><text:span text:style-name="T50">As três primeiras ocorrências foram:</text:span></text:p>
      <text:p text:style-name="P13"><text:span text:style-name="T51"/></text:p>
      <text:list text:style-name="L14">
        <text:list-item>
          <text:p text:style-name="P14"><text:span text:style-name="T52">GeoMed 2017: visão mais profunda a partir de big data e pequenas áreas</text:span></text:p>
        </text:list-item>
      </text:list>
      <text:p text:style-name="P15"><text:span text:style-name="T52">Carvalho, Marilia Sá ; Pina, Maria de Fátima</text:span></text:p>
      <text:p text:style-name="P15"><text:span text:style-name="T53"/></text:p>
      <text:list text:style-name="L16">
        <text:list-item>
          <text:p text:style-name="P16"><text:span text:style-name="T54">Inteligência organizacional e competitiva e big data: uma visão sistêmica para a gestão sustentável das organizações</text:span></text:p>
        </text:list-item>
      </text:list>
      <text:p text:style-name="P17"><text:span text:style-name="T54">Falsarella, Orandi Mina ; Jannuzzi, Celeste Sirotheau Corrêa</text:span></text:p>
      <text:p text:style-name="P17"><text:span text:style-name="T55"/></text:p>
      <text:p text:style-name="P17"><text:span text:style-name="T55"/></text:p>
      <text:list text:style-name="L18">
        <text:list-item>
          <text:p text:style-name="P18"><text:span text:style-name="T56">Perspectivas jurídicas da relação entre big data e proteção de dados</text:span></text:p>
        </text:list-item>
      </text:list>
      <text:p text:style-name="P19"><text:span text:style-name="T56">Szinvelski, Mártin Marks ; Arceno, Taynara Silva ; Francisco, Lucas Baratieri</text:span></text:p>
      <text:p text:style-name="P19"><text:span text:style-name="T57"/></text:p>
      <text:p text:style-name="P19"><text:span text:style-name="T57"/></text:p>
      <text:p text:style-name="P19"><text:span text:style-name="T57">O aluno Caio de Souza escolheu pesquisar a subárea "Governança de TI" da grande área "Redes de computadores e infraestrutura de TI". Ao entrar no Periódico Capes, foi escrito "Governança de TI". Foram alcançados 1.599 Resultados.</text:span></text:p>
      <text:p text:style-name="P20"><text:span text:style-name="T57">Após filtrar </text:span></text:p>
      <text:p text:style-name="P20"><text:span text:style-name="T57"><text:s/><text:tab/></text:span></text:p>
      <text:p text:style-name="P20"><text:span text:style-name="T58"><text:tab/><text:s text:c="2"/>por "Tipo de Recurso: Artigos";</text:span></text:p>
      <text:p text:style-name="P20"><text:span text:style-name="T58"><text:tab/></text:span></text:p>
      <text:p text:style-name="P20"><text:span text:style-name="T58"><text:tab/>- pelos Tópicos: "Information Technology, Governança de TI, Project <text:tab/><text:s text:c="2"/>Management, Information Systems, IT Governance, Corporate <text:tab/><text:s text:c="2"/><text:tab/><text:s text:c="2"/>Governance, Governance";</text:span></text:p>
      <text:p text:style-name="P20"><text:span text:style-name="T58"/></text:p>
      <text:p text:style-name="P20"><text:span text:style-name="T58"><text:tab/>- por Idioma: "Português";</text:span></text:p>
      <text:p text:style-name="P20"><text:span text:style-name="T58"><text:tab/></text:span></text:p>
      <text:p text:style-name="P20"><text:span text:style-name="T58"><text:tab/>- por data de publicação "2010 a 2022".</text:span></text:p>
      <text:p text:style-name="P20"><text:span text:style-name="T58"/></text:p>
      <text:p text:style-name="P20"><text:span text:style-name="T58"><text:tab/>- Com 152 Resultados refinados;</text:span></text:p>
      <text:p text:style-name="P21"><text:span text:style-name="T59"/></text:p>
      <text:p text:style-name="P21"><text:span text:style-name="T59">Os 3 primeiros trabalhos diferentes encontrados emsua pesquisa foram:</text:span></text:p>
      <text:p text:style-name="P21"><text:span text:style-name="T59"/></text:p>
      <text:p text:style-name="P21"><text:span text:style-name="T59">Título: Governança de TI nos Bancos de Varejo Brasileiros: Comportamento e Tendências;</text:span></text:p>
      <text:p text:style-name="P21"><text:span text:style-name="T59">Autores: Elisabete C J Chaves; Napoleão Veradi Galegale; Marilia Macorin de Azevedo;</text:span></text:p>
      <text:p text:style-name="P21"><text:span text:style-name="T59"/></text:p>
      <text:p text:style-name="P21"><text:span text:style-name="T59">Título: O SAP e a governança de TI: suas contribuições para as melhores práticas nas organizações / SAP and TI governance: their contributions to best practices in organizations;</text:span></text:p>
      <text:p text:style-name="P21"><text:span text:style-name="T59">Autores:<text:s text:c="2"/>Edson Labadessa, Marcos Rodrigo Bittencourt, Michel Menezes Roberto, Alessandro Marco Rossini;</text:span></text:p>
      <text:p text:style-name="P21"><text:span text:style-name="T59"/></text:p>
      <text:p text:style-name="P21"><text:span text:style-name="T59">Título: Influência dos Direcionadores do Uso da TI na Governança de TI/The Influence of Use Drivers in it Governance/Influencia de los Gestores del Uso de la TI en la Gobernanza de TI;</text:span></text:p>
      <text:p text:style-name="P21"><text:span text:style-name="T59">Autores: Brivaldo André Marinho da Silva, Gustavo Hermínio Salati Marcondes de Moraes;</text:span></text:p>
      <text:p text:style-name="P21"><text:span text:style-name="T59"/></text:p>
      <text:p text:style-name="P21"><text:span text:style-name="T59"/></text:p>
      <text:p text:style-name="P21"><text:span text:style-name="T59"/></text:p>
      <text:p text:style-name="P21"><text:span text:style-name="T59"/></text:p>
      <text:p text:style-name="P21"><text:span text:style-name="T60">5)</text:span></text:p>
      <text:p text:style-name="P21"><text:span text:style-name="T61"/></text:p>
      <text:p text:style-name="P21"><text:span text:style-name="T62">Ao entrar em &lt;</text:span><text:a xlink:href="https://scholar.google.com.br/"><text:span text:style-name="T63">https://scholar.google.com.br/</text:span></text:a><text:span text:style-name="T64">&gt;, foi pesquisado "Big Data", selecionando o período de 2017 a 2021, classificado por data e somente páginas em português.</text:span></text:p>
      <text:p text:style-name="P21"><text:span text:style-name="T65"/></text:p>
      <text:p text:style-name="P21"><text:span text:style-name="T66">As três primeiras ocorrências foram:</text:span></text:p>
      <text:p text:style-name="P21"><text:span text:style-name="T67"/></text:p>
      <text:list text:style-name="L22">
        <text:list-item>
          <text:p text:style-name="P22"><text:span text:style-name="T68">Técnicas de Imputação de Dados Aplicadas ao Ambiente Dassmart Grids: Uma Revisão</text:span></text:p>
        </text:list-item>
      </text:list>
      <text:p text:style-name="P23"><text:span text:style-name="T69"/></text:p>
      <text:p text:style-name="P23"><text:span text:style-name="T70">Jonas F. Schreiber, Paulo S. Sausen, Maurício de Campos, Airam T. Z. R. Sausen</text:span></text:p>
      <text:p text:style-name="P23"><text:span text:style-name="T71"/></text:p>
      <text:p text:style-name="P23"><text:span text:style-name="T71"/></text:p>
      <text:list text:style-name="L24">
        <text:list-item>
          <text:p text:style-name="P24"><text:span text:style-name="T72">Um Estudo Sobre o Uso da Inteligência Artificial nas Empresas</text:span></text:p>
        </text:list-item>
      </text:list>
      <text:p text:style-name="P25"><text:span text:style-name="T73"/></text:p>
      <text:p text:style-name="P25"><text:span text:style-name="T74">Pereira, Keith Anny Borges</text:span></text:p>
      <text:p text:style-name="P25"><text:span text:style-name="T75"/></text:p>
      <text:p text:style-name="P25"><text:span text:style-name="T75"/></text:p>
      <text:list text:style-name="L26">
        <text:list-item>
          <text:p text:style-name="P26"><text:span text:style-name="T76">Absorção das Tarefas de Processamento de Linguagem Natural (NLP) pela Ciência da Informação (CI): Uma Revisão da Literatura para Tangibilização do Uso de NLP pela CI</text:span></text:p>
        </text:list-item>
      </text:list>
      <text:p text:style-name="P27"><text:span text:style-name="T77"/></text:p>
      <text:p text:style-name="P27"><text:span text:style-name="T78">Luander Cipriano de Jesus Falcão, Brenner Lopes, Renato Rocha Souza</text:span></text:p>
      <text:p text:style-name="P27"><text:span text:style-name="T78"/></text:p>
      <text:p text:style-name="P27"><text:span text:style-name="T78">Resultados do aluno Caio de Souza:</text:span></text:p>
      <text:p text:style-name="P27"><text:span text:style-name="T78"/></text:p>
      <text:p text:style-name="P27"><text:span text:style-name="T78">Governança de TI - Tecnologia da Informação Por Peter Weill, Jeanne W. Ross;</text:span></text:p>
      <text:p text:style-name="P27"><text:span text:style-name="T78"/></text:p>
      <text:p text:style-name="P27"><text:span text:style-name="T78">Implantando a Governança de TI - 4ª Ed.: Da estratégia à Gestão de Processos e serviços Por Aguinaldo Aragon Fernandes, Vladimir Ferraz de Abreu;</text:span></text:p>
      <text:p text:style-name="P27"><text:span text:style-name="T78"/></text:p>
      <text:p text:style-name="P27"><text:span text:style-name="T78">Um estudo empírico do impacto da governança de TI no desempenho organizacional Por Guilherme Lerch Lunardi, João Luiz Becker, Antônio Carlos Gastaud Maçada;</text:span></text:p>
      <text:p text:style-name="P27"><text:span text:style-name="T78"/></text:p>
      <text:p text:style-name="P27"><text:span text:style-name="T78"/></text:p>
      <text:p text:style-name="P27"><text:span text:style-name="T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